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5EE1DB67589CB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642" officeooo:paragraph-rsid="001e66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Achmad Fadli Iskandar</text:p>
      <text:p text:style-name="P1">Kelas : 2IA13</text:p>
      <text:p text:style-name="P1">NPM : 50422069</text:p>
      <text:p text:style-name="P1"/>
      <text:p text:style-name="P1"><draw:frame draw:style-name="fr1" draw:name="Image1" text:anchor-type="char" svg:width="6.6929in" svg:height="3.7646in" draw:z-index="0"><draw:image xlink:href="Pictures/100000010000078000000438F5EE1DB67589CBA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6:07:05.400608064</meta:creation-date>
    <dc:date>2023-11-30T16:42:32.701818517</dc:date>
    <meta:editing-duration>PT25M17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3" meta:word-count="11" meta:character-count="55" meta:non-whitespace-character-count="47"/>
  </office:meta>
</office:document-meta>
</file>